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40000000300F7B152E12D2CE7D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168cm, 0cm, 2.767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399cm" svg:x="1.001cm" svg:y="11cm">
          <draw:image xlink:href="Pictures/100000000000040000000300F7B152E12D2CE7D9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2-25T23:46:48.393667418</dc:date>
    <meta:editing-duration>PT1M34S</meta:editing-duration>
    <meta:editing-cycles>1</meta:editing-cycles>
    <meta:document-statistic meta:object-count="1"/>
    <meta:generator>LibreOffice/6.2.7.1$Linux_X86_64 LibreOffice_project/20$Build-1</meta:generator>
  </office:meta>
</office:document-meta>
</file>